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Medium" svg:font-family="Poppins Medium" style:font-family-generic="system" style:font-pitch="variable"/>
    <style:font-face style:name="Devil Breeze medium" svg:font-family="Devil Breeze medium" style:font-family-generic="roman"/>
    <style:font-face style:name="Poppins Light" svg:font-family="Poppins Light" style:font-family-generic="system" style:font-pitch="variable"/>
    <style:font-face style:name="Devil Breeze bold" svg:font-family="Devil Breeze bold" style:font-family-generic="roman"/>
    <style:font-face style:name="Poppins bold" svg:font-family="Poppins bold" style:font-family-generic="roman"/>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line-height="95%"/>
      <style:text-properties style:font-name="Poppins Medium" style:font-name-complex="Poppins Medium" fo:color="#777777" style:font-size-complex="14pt"/>
    </style:style>
    <style:style style:name="P3" style:parent-style-name="Normal" style:family="paragraph">
      <style:paragraph-properties fo:line-height="95%"/>
      <style:text-properties style:font-name="Poppins Medium" style:font-name-complex="Poppins Medium" fo:color="#777777" style:font-size-complex="14pt"/>
    </style:style>
    <style:style style:name="P4" style:parent-style-name="Normal" style:family="paragraph">
      <style:paragraph-properties fo:line-height="95%"/>
      <style:text-properties style:font-name="Poppins Medium" style:font-name-complex="Poppins Medium" fo:color="#777777" style:font-size-complex="14pt"/>
    </style:style>
    <style:style style:name="P5" style:parent-style-name="Normal" style:family="paragraph">
      <style:paragraph-properties fo:line-height="95%"/>
      <style:text-properties style:font-name="Poppins Medium" style:font-name-complex="Poppins Medium" fo:color="#777777" style:font-size-complex="14pt"/>
    </style:style>
    <style:style style:name="P6" style:parent-style-name="Normal" style:family="paragraph">
      <style:paragraph-properties fo:line-height="95%"/>
      <style:text-properties style:font-name="Poppins Medium" style:font-name-complex="Poppins Medium" fo:color="#777777" style:font-size-complex="14pt"/>
    </style:style>
    <style:style style:name="P7" style:parent-style-name="Normal" style:family="paragraph">
      <style:paragraph-properties fo:line-height="95%"/>
      <style:text-properties style:font-name="Poppins Medium" style:font-name-complex="Poppins Medium" fo:color="#777777" style:font-size-complex="14pt"/>
    </style:style>
    <style:style style:name="P8" style:parent-style-name="Normal" style:family="paragraph">
      <style:paragraph-properties fo:line-height="95%"/>
      <style:text-properties style:font-name="Poppins Medium" style:font-name-complex="Poppins Medium" fo:color="#777777" style:font-size-complex="14pt"/>
    </style:style>
    <style:style style:name="P9" style:parent-style-name="Normal" style:family="paragraph">
      <style:paragraph-properties fo:line-height="95%"/>
      <style:text-properties style:font-name="Poppins Medium" style:font-name-complex="Poppins Medium" fo:color="#777777" style:font-size-complex="14pt"/>
    </style:style>
    <style:style style:name="P10" style:parent-style-name="Normal" style:family="paragraph">
      <style:paragraph-properties fo:line-height="100%"/>
      <style:text-properties style:font-name="Devil Breeze medium" style:font-name-complex="Poppins Light" fo:color="#D01820" fo:font-size="50pt" style:font-size-asian="50pt" style:font-size-complex="50pt"/>
    </style:style>
    <style:style style:name="P11" style:parent-style-name="Normal" style:family="paragraph">
      <style:paragraph-properties fo:text-align="end" fo:line-height="100%"/>
      <style:text-properties style:font-name="Devil Breeze bold" style:font-name-complex="Poppins Medium" fo:color="#D01820" fo:font-size="40pt" style:font-size-asian="40pt" style:font-size-complex="40pt"/>
    </style:style>
    <style:style style:name="P12" style:parent-style-name="Normal" style:family="paragraph">
      <style:paragraph-properties fo:line-height="80%"/>
      <style:text-properties style:font-name="Poppins Medium" style:font-name-complex="Poppins Medium" fo:color="#333333" fo:font-size="24pt" style:font-size-asian="24pt" style:font-size-complex="24pt"/>
    </style:style>
    <style:style style:name="P13" style:parent-style-name="Normal" style:family="paragraph">
      <style:paragraph-properties fo:line-height="70%"/>
      <style:text-properties style:font-name="Poppins bold" fo:color="#FF0000" fo:font-size="26pt" style:font-size-asian="26pt" style:font-size-complex="26pt"/>
    </style:style>
    <style:style style:name="P14" style:parent-style-name="Normal" style:family="paragraph">
      <style:paragraph-properties fo:line-height="70%"/>
      <style:text-properties style:font-name="Poppins bold" fo:color="#FF0000" fo:font-size="26pt" style:font-size-asian="26pt" style:font-size-complex="26pt"/>
    </style:style>
    <style:style style:name="P15" style:parent-style-name="Normal" style:family="paragraph">
      <style:paragraph-properties fo:line-height="100%"/>
      <style:text-properties style:font-name="Devil Breeze bold" style:font-name-complex="Poppins Medium" fo:color="#333333" fo:font-size="60pt" style:font-size-asian="60pt" style:font-size-complex="60pt"/>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TableColumn28" style:family="table-column">
      <style:table-column-properties style:column-width="1.5652in"/>
    </style:style>
    <style:style style:name="TableColumn29" style:family="table-column">
      <style:table-column-properties style:column-width="1.5652in"/>
    </style:style>
    <style:style style:name="TableColumn30" style:family="table-column">
      <style:table-column-properties style:column-width="1.5652in"/>
    </style:style>
    <style:style style:name="TableColumn31" style:family="table-column">
      <style:table-column-properties style:column-width="1.5652in"/>
    </style:style>
    <style:style style:name="Table27" style:family="table">
      <style:table-properties style:width="6.2611in" fo:margin-left="0in" table:align="lef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Arial" style:font-name-complex="Arial" fo:language="en" fo:country="U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Arial" style:font-name-complex="Arial"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Arial" style:font-name-complex="Arial"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Arial" style:font-name-complex="Arial" fo:language="en" fo:country="U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fo:language="en" fo:country="U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Arial" style:font-name-complex="Arial" fo:language="en" fo:country="U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fo:language="en" fo:country="US"/>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Arial" style:font-name-complex="Arial"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rial" style:font-name-complex="Arial"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Arial" style:font-name-complex="Arial"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complex="Arial" fo:language="en" fo:country="US"/>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Arial" style:font-name-complex="Arial"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Arial" style:font-name-complex="Arial"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Arial" style:font-name-complex="Arial" fo:language="en" fo:country="US"/>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fo:language="en" fo:country="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fo:language="en" fo:country="US"/>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language="en" fo:country="U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Arial" style:font-name-complex="Arial" fo:language="en" fo:country="U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fo:language="en" fo:country="US"/>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Arial" style:font-name-complex="Arial" fo:language="en" fo:country="U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Arial" style:font-name-complex="Arial"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fo:language="en" fo:country="US"/>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language="en" fo:country="US"/>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language="en" fo:country="U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language="en" fo:country="US"/>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language="en" fo:country="U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fo:language="en" fo:country="U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Arial" style:font-name-complex="Arial" fo:language="en" fo:country="US"/>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complex="Arial"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Arial" style:font-name-complex="Arial"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complex="Arial" fo:language="en" fo:country="US"/>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Arial" style:font-name-complex="Arial"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complex="Arial"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Arial" style:font-name-complex="Arial" fo:language="en" fo:country="US"/>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complex="Arial"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fo:language="en" fo:country="US"/>
    </style:style>
    <style:style style:name="P149" style:parent-style-name="Normal" style:family="paragraph">
      <style:paragraph-properties fo:margin-bottom="0in" fo:line-height="100%"/>
      <style:text-properties style:font-name="Arial" style:font-name-complex="Arial" fo:language="en" fo:country="US"/>
    </style:style>
    <style:style style:name="P150" style:parent-style-name="Normal" style:family="paragraph">
      <style:paragraph-properties fo:margin-bottom="0in" fo:line-height="100%"/>
      <style:text-properties style:font-name="Arial" style:font-name-complex="Arial" fo:language="en" fo:country="U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complex="Arial" fo:language="en" fo:country="U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Arial" style:font-name-complex="Arial" fo:language="en" fo:country="US"/>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complex="Arial" fo:language="en" fo:country="U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Arial" style:font-name-complex="Arial"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language="en" fo:country="U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fo:language="en" fo:country="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language="en" fo:country="U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Arial" style:font-name-complex="Arial" fo:language="en" fo:country="US"/>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Arial" style:font-name-complex="Arial"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Arial" style:font-name-complex="Arial"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Arial" style:font-name-complex="Arial" fo:language="en" fo:country="US"/>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Arial" style:font-name-complex="Arial"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Arial" style:font-name-complex="Arial" fo:language="en" fo:country="U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Arial" style:font-name-complex="Arial" fo:language="en" fo:country="US"/>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Arial" style:font-name-complex="Arial" fo:language="en" fo:country="U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Arial" style:font-name-complex="Arial"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Arial" style:font-name-complex="Arial" fo:language="en" fo:country="U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font-name="Arial" style:font-name-complex="Arial" fo:language="en" fo:country="US"/>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Arial" style:font-name-complex="Arial" fo:language="en" fo:country="U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Arial" style:font-name-complex="Arial"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complex="Arial" fo:language="en" fo:country="U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Arial" style:font-name-complex="Arial" fo:language="en" fo:country="US"/>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Arial" style:font-name-complex="Arial" fo:language="en" fo:country="U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Arial" style:font-name-complex="Arial" fo:language="en" fo:country="U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complex="Arial"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style:font-name="Arial" style:font-name-complex="Arial" fo:language="en" fo:country="US"/>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Arial" style:font-name-complex="Arial"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Arial" style:font-name-complex="Arial"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Arial" style:font-name-complex="Arial" fo:language="en" fo:country="US"/>
    </style:style>
    <style:style style:name="P230" style:parent-style-name="Normal" style:family="paragraph">
      <style:paragraph-properties fo:line-height="100%"/>
      <style:text-properties style:font-name="Arial" style:font-name-complex="Arial"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Arial" style:font-name-complex="Arial" fo:language="en" fo:country="US"/>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Arial" style:font-name-complex="Arial"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Arial" style:font-name-complex="Arial" fo:language="en" fo:country="U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Arial" style:font-name-complex="Arial"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Arial" style:font-name-complex="Arial" fo:language="en" fo:country="US"/>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font-name="Arial" style:font-name-complex="Arial"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Arial" style:font-name-complex="Arial"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style:font-name="Arial" style:font-name-complex="Arial"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Arial" style:font-name-complex="Arial" fo:language="en" fo:country="US"/>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Arial" style:font-name-complex="Arial"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Arial" style:font-name-complex="Arial"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Arial" style:font-name-complex="Arial"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Arial" style:font-name-complex="Arial" fo:language="en" fo:country="US"/>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style:font-name="Arial" style:font-name-complex="Arial"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Arial" style:font-name-complex="Arial"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Arial" style:font-name-complex="Arial"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style:font-name="Arial" style:font-name-complex="Arial"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Arial" style:font-name-complex="Arial"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Arial" style:font-name-complex="Arial" fo:language="en" fo:country="US"/>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style:font-name="Arial" style:font-name-complex="Arial"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style:font-name="Arial" style:font-name-complex="Arial" fo:language="en" fo:country="US"/>
    </style:style>
    <style:style style:name="P283" style:parent-style-name="Normal" style:family="paragraph">
      <style:paragraph-properties fo:margin-bottom="0in" fo:line-height="100%"/>
      <style:text-properties style:font-name="Arial" style:font-name-complex="Arial"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font-name="Arial" style:font-name-complex="Arial"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text-properties style:font-name="Arial" style:font-name-complex="Arial" fo:language="en" fo:country="US"/>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language="en" fo:country="U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Arial" style:font-name-complex="Arial" fo:language="en" fo:country="US"/>
    </style:style>
    <style:style style:name="P297" style:parent-style-name="Normal" style:family="paragraph">
      <style:paragraph-properties fo:margin-bottom="0in" fo:line-height="100%"/>
      <style:text-properties style:font-name="Arial" style:font-name-complex="Arial" fo:language="en" fo:country="US"/>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style:font-name="Arial" style:font-name-complex="Arial"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style:font-name="Arial" style:font-name-complex="Arial" fo:language="en" fo:country="US"/>
    </style:style>
    <style:style style:name="P303" style:parent-style-name="Normal" style:family="paragraph">
      <style:paragraph-properties fo:margin-bottom="0in" fo:line-height="100%"/>
      <style:text-properties style:font-name="Arial" style:font-name-complex="Arial"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style:font-name="Arial" style:font-name-complex="Arial"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style:font-name="Arial" style:font-name-complex="Arial" fo:language="en" fo:country="US"/>
    </style:style>
    <style:style style:name="P308" style:parent-style-name="Normal" style:family="paragraph">
      <style:paragraph-properties fo:margin-bottom="0in" fo:line-height="100%"/>
      <style:text-properties style:font-name="Arial" style:font-name-complex="Arial" fo:language="en" fo:country="US"/>
    </style:style>
    <style:style style:name="P309" style:parent-style-name="Normal" style:family="paragraph">
      <style:paragraph-properties fo:margin-bottom="0in" fo:line-height="100%"/>
      <style:text-properties style:font-name="Arial" style:font-name-complex="Arial" fo:language="en" fo:country="US"/>
    </style:style>
    <style:style style:name="P310" style:parent-style-name="Normal" style:family="paragraph">
      <style:paragraph-properties fo:margin-bottom="0in" fo:line-height="100%"/>
      <style:text-properties style:font-name="Arial" style:font-name-complex="Arial" fo:language="en" fo:country="US"/>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language="en" fo:country="US"/>
    </style:style>
    <style:style style:name="P316" style:parent-style-name="Normal" style:family="paragraph">
      <style:paragraph-properties fo:margin-bottom="0in" fo:line-height="100%"/>
      <style:text-properties style:font-name="Arial" style:font-name-complex="Arial"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style:font-name="Arial" style:font-name-complex="Arial"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style:font-name="Arial" style:font-name-complex="Arial" fo:language="en" fo:country="US"/>
    </style:style>
    <style:style style:name="P321" style:parent-style-name="Normal" style:family="paragraph">
      <style:paragraph-properties fo:margin-bottom="0in" fo:line-height="100%"/>
      <style:text-properties style:font-name="Arial" style:font-name-complex="Arial"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language="en" fo:country="US"/>
    </style:style>
    <style:style style:name="P327" style:parent-style-name="Normal" style:family="paragraph">
      <style:paragraph-properties fo:margin-bottom="0in" fo:line-height="100%"/>
      <style:text-properties style:font-name="Arial" style:font-name-complex="Arial"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style:font-name="Arial" style:font-name-complex="Arial"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fo:language="en" fo:country="US"/>
    </style:style>
    <style:style style:name="P332" style:parent-style-name="Normal" style:family="paragraph">
      <style:paragraph-properties fo:line-height="100%"/>
      <style:text-properties style:font-name="Arial" style:font-name-complex="Arial" fo:language="en" fo:country="US"/>
    </style:style>
    <style:style style:name="P333" style:parent-style-name="Normal" style:family="paragraph">
      <style:text-properties style:font-name="Arial" style:font-name-complex="Arial"/>
    </style:style>
    <style:style style:name="TableColumn335" style:family="table-column">
      <style:table-column-properties style:column-width="2.1625in"/>
    </style:style>
    <style:style style:name="TableColumn336" style:family="table-column">
      <style:table-column-properties style:column-width="2.0673in"/>
    </style:style>
    <style:style style:name="TableColumn337" style:family="table-column">
      <style:table-column-properties style:column-width="2.0312in"/>
    </style:style>
    <style:style style:name="Table334" style:family="table">
      <style:table-properties style:width="6.2611in" fo:margin-left="0in" table:align="lef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style:font-name="Arial" style:font-name-complex="Arial"/>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style:style>
    <style:style style:name="P352" style:parent-style-name="Normal" style:family="paragraph">
      <style:paragraph-properties fo:margin-bottom="0in" fo:line-height="100%"/>
      <style:text-properties style:font-name="Arial" style:font-name-complex="Arial"/>
    </style:style>
    <style:style style:name="P353" style:parent-style-name="Normal" style:family="paragraph">
      <style:paragraph-properties fo:margin-bottom="0in" fo:line-height="100%"/>
      <style:text-properties style:font-name="Arial" style:font-name-complex="Arial"/>
    </style:style>
    <style:style style:name="P354" style:parent-style-name="Normal" style:family="paragraph">
      <style:paragraph-properties fo:margin-bottom="0in" fo:line-height="100%"/>
      <style:text-properties style:font-name="Arial" style:font-name-complex="Arial"/>
    </style:style>
    <style:style style:name="P355" style:parent-style-name="Normal" style:family="paragraph">
      <style:paragraph-properties fo:margin-bottom="0in" fo:line-height="100%"/>
      <style:text-properties style:font-name="Arial" style:font-name-complex="Arial"/>
    </style:style>
    <style:style style:name="P356" style:parent-style-name="Normal" style:family="paragraph">
      <style:paragraph-properties fo:margin-bottom="0in" fo:line-height="100%"/>
      <style:text-properties style:font-name="Arial" style:font-name-complex="Arial"/>
    </style:style>
    <style:style style:name="P357" style:parent-style-name="Normal" style:family="paragraph">
      <style:paragraph-properties fo:margin-bottom="0in" fo:line-height="100%"/>
      <style:text-properties style:font-name="Arial" style:font-name-complex="Arial"/>
    </style:style>
    <style:style style:name="P358" style:parent-style-name="Normal" style:family="paragraph">
      <style:paragraph-properties fo:margin-bottom="0in" fo:line-height="100%"/>
      <style:text-properties style:font-name="Arial" style:font-name-complex="Arial"/>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font-name="Arial" style:font-name-complex="Arial"/>
    </style:style>
    <style:style style:name="P362" style:parent-style-name="Normal" style:family="paragraph">
      <style:paragraph-properties fo:margin-bottom="0in" fo:line-height="100%"/>
      <style:text-properties style:font-name="Arial" style:font-name-complex="Arial"/>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Arial" style:font-name-complex="Arial"/>
    </style:style>
    <style:style style:name="P367" style:parent-style-name="Normal" style:family="paragraph">
      <style:paragraph-properties fo:margin-bottom="0in" fo:line-height="100%"/>
      <style:text-properties style:font-name="Arial" style:font-name-complex="Arial"/>
    </style:style>
    <style:style style:name="P368" style:parent-style-name="Normal" style:family="paragraph">
      <style:paragraph-properties fo:margin-bottom="0in" fo:line-height="100%"/>
      <style:text-properties style:font-name="Arial" style:font-name-complex="Arial"/>
    </style:style>
    <style:style style:name="P369" style:parent-style-name="Normal" style:family="paragraph">
      <style:paragraph-properties fo:margin-bottom="0in" fo:line-height="100%"/>
      <style:text-properties style:font-name="Arial" style:font-name-complex="Arial"/>
    </style:style>
    <style:style style:name="P370" style:parent-style-name="Normal" style:family="paragraph">
      <style:paragraph-properties fo:margin-bottom="0in" fo:line-height="100%"/>
      <style:text-properties style:font-name="Arial" style:font-name-complex="Arial"/>
    </style:style>
    <style:style style:name="P371" style:parent-style-name="Normal" style:family="paragraph">
      <style:paragraph-properties fo:margin-bottom="0in" fo:line-height="100%"/>
      <style:text-properties style:font-name="Arial" style:font-name-complex="Arial"/>
    </style:style>
    <style:style style:name="P372" style:parent-style-name="Normal" style:family="paragraph">
      <style:paragraph-properties fo:margin-bottom="0in" fo:line-height="100%"/>
      <style:text-properties style:font-name="Arial" style:font-name-complex="Arial"/>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Arial" style:font-name-complex="Arial"/>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style:font-name="Arial" style:font-name-complex="Arial"/>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Arial" style:font-name-complex="Arial"/>
    </style:style>
    <style:style style:name="P380" style:parent-style-name="Normal" style:family="paragraph">
      <style:paragraph-properties fo:margin-bottom="0in" fo:line-height="100%"/>
      <style:text-properties style:font-name="Arial" style:font-name-complex="Arial"/>
    </style:style>
    <style:style style:name="P381" style:parent-style-name="Normal" style:family="paragraph">
      <style:paragraph-properties fo:margin-bottom="0in" fo:line-height="100%"/>
      <style:text-properties style:font-name="Arial" style:font-name-complex="Arial"/>
    </style:style>
    <style:style style:name="P382" style:parent-style-name="Normal" style:family="paragraph">
      <style:paragraph-properties fo:margin-bottom="0in" fo:line-height="100%"/>
      <style:text-properties style:font-name="Arial" style:font-name-complex="Arial"/>
    </style:style>
    <style:style style:name="P383" style:parent-style-name="Normal" style:family="paragraph">
      <style:paragraph-properties fo:margin-bottom="0in" fo:line-height="100%"/>
      <style:text-properties style:font-name="Arial" style:font-name-complex="Arial"/>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font-name="Arial" style:font-name-complex="Arial"/>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Arial" style:font-name-complex="Arial"/>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Arial" style:font-name-complex="Arial"/>
    </style:style>
    <style:style style:name="P391" style:parent-style-name="Normal" style:family="paragraph">
      <style:paragraph-properties fo:margin-bottom="0in" fo:line-height="100%"/>
      <style:text-properties style:font-name="Arial" style:font-name-complex="Arial"/>
    </style:style>
    <style:style style:name="P392" style:parent-style-name="Normal" style:family="paragraph">
      <style:paragraph-properties fo:margin-bottom="0in" fo:line-height="100%"/>
      <style:text-properties style:font-name="Arial" style:font-name-complex="Arial"/>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style:font-name="Arial" style:font-name-complex="Arial"/>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style:font-name="Arial" style:font-name-complex="Arial"/>
    </style:style>
    <style:style style:name="P398" style:parent-style-name="Normal" style:family="paragraph">
      <style:paragraph-properties fo:margin-bottom="0in" fo:line-height="100%"/>
      <style:text-properties style:font-name="Arial"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style:style>
    <style:style style:name="TableRow401" style:family="table-row">
      <style:table-row-properties style:min-row-height="0.0694in"/>
    </style:style>
    <style:style style:name="TableCell4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3" style:parent-style-name="Normal" style:family="paragraph">
      <style:text-properties style:font-name="Arial" style:font-name-complex="Arial"/>
    </style:style>
    <style:style style:name="TableCell4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5" style:parent-style-name="Normal" style:family="paragraph">
      <style:text-properties style:font-name="Arial" style:font-name-complex="Arial"/>
    </style:style>
    <style:style style:name="TableCell4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7" style:parent-style-name="Normal" style:family="paragraph">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P410" style:parent-style-name="Normal" style:family="paragraph">
      <style:text-properties style:font-name="Arial" style:font-name-complex="Arial"/>
    </style:style>
    <style:style style:name="P411" style:parent-style-name="Normal" style:family="paragraph">
      <style:text-properties style:font-name="Arial" style:font-name-complex="Arial"/>
    </style:style>
    <style:style style:name="P412" style:parent-style-name="Normal" style:family="paragraph">
      <style:text-properties style:font-name="Arial" style:font-name-complex="Arial"/>
    </style:style>
    <style:style style:name="P413" style:parent-style-name="Normal" style:family="paragraph">
      <style:text-properties style:font-name="Arial" style:font-name-complex="Arial"/>
    </style:style>
    <style:style style:name="P414" style:parent-style-name="Normal" style:family="paragraph">
      <style:text-properties style:font-name="Arial" style:font-name-complex="Arial"/>
    </style:style>
    <style:style style:name="P415" style:parent-style-name="Normal" style:family="paragraph">
      <style:text-properties style:font-name="Arial" style:font-name-complex="Arial"/>
    </style:style>
    <style:style style:name="P416" style:parent-style-name="Normal" style:family="paragraph">
      <style:text-properties style:font-name="Arial" style:font-name-complex="Arial"/>
    </style:style>
    <style:style style:name="P417" style:parent-style-name="Normal" style:family="paragraph">
      <style:text-properties style:font-name="Arial" style:font-name-complex="Arial"/>
    </style:style>
    <style:style style:name="P418" style:parent-style-name="Normal" style:family="paragraph">
      <style:text-properties style:font-name="Arial" style:font-name-complex="Arial"/>
    </style:style>
    <style:style style:name="P419" style:parent-style-name="Normal" style:family="paragraph">
      <style:text-properties fo:font-size="12pt" style:font-size-asian="12pt" style:font-size-complex="12pt"/>
    </style:style>
    <style:style style:name="P420" style:parent-style-name="Normal" style:family="paragraph">
      <style:text-properties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font-size="12pt" style:font-size-asian="12pt" style:font-size-complex="12pt"/>
    </style:style>
    <style:style style:name="P425" style:parent-style-name="Normal" style:family="paragraph">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size="12pt" style:font-size-asian="12pt" style:font-size-complex="12pt"/>
    </style:style>
    <style:style style:name="P430" style:parent-style-name="Normal" style:family="paragraph">
      <style:text-properties fo:font-size="12pt" style:font-size-asian="12pt" style:font-size-complex="12pt"/>
    </style:style>
    <style:style style:name="P431" style:parent-style-name="Normal" style:family="paragraph">
      <style:text-properties fo:font-size="12pt" style:font-size-asian="12pt" style:font-size-complex="12pt"/>
    </style:style>
    <style:style style:name="P432" style:parent-style-name="Normal" style:family="paragraph">
      <style:text-properties fo:font-size="12pt" style:font-size-asian="12pt" style:font-size-complex="12pt"/>
    </style:style>
    <style:style style:name="P433" style:parent-style-name="Normal" style:family="paragraph">
      <style:text-properties fo:font-size="12pt" style:font-size-asian="12pt" style:font-size-complex="12pt"/>
    </style:style>
    <style:style style:name="P434" style:parent-style-name="Normal" style:family="paragraph">
      <style:text-properties fo:font-size="12pt" style:font-size-asian="12pt" style:font-size-complex="12pt"/>
    </style:style>
    <style:style style:name="P435" style:parent-style-name="Normal" style:family="paragraph">
      <style:text-properties style:font-name="Arial" style:font-name-complex="Arial"/>
    </style:style>
    <style:style style:name="T436" style:parent-style-name="DefaultParagraphFont" style:family="text">
      <style:text-properties style:font-name="Arial" style:font-name-complex="Arial"/>
    </style:style>
    <style:style style:name="T437" style:parent-style-name="DefaultParagraphFont" style:family="text">
      <style:text-properties style:font-name="Arial" style:font-name-complex="Arial"/>
    </style:style>
    <style:style style:name="T438" style:parent-style-name="DefaultParagraphFont" style:family="text">
      <style:text-properties style:font-name="Arial" style:font-name-complex="Arial"/>
    </style:style>
    <style:style style:name="T439" style:parent-style-name="DefaultParagraphFont" style:family="text">
      <style:text-properties style:font-name="Arial" style:font-name-complex="Arial"/>
    </style:style>
    <style:style style:name="T440" style:parent-style-name="DefaultParagraphFont" style:family="text">
      <style:text-properties style:font-name="Arial" style:font-name-complex="Arial"/>
    </style:style>
    <style:style style:name="P441" style:parent-style-name="Normal" style:family="paragraph">
      <style:text-properties style:font-name="Arial" style:font-name-complex="Arial"/>
    </style:style>
    <style:style style:name="P442" style:parent-style-name="Normal" style:family="paragraph">
      <style:text-properties style:font-name="Arial" style:font-name-complex="Arial" fo:font-size="12pt" style:font-size-asian="12pt" style:font-size-complex="12pt"/>
    </style:style>
    <style:style style:name="P443" style:parent-style-name="Normal" style:family="paragraph">
      <style:text-properties style:font-name="Arial" style:font-name-complex="Arial" fo:font-size="12pt" style:font-size-asian="12pt" style:font-size-complex="12pt"/>
    </style:style>
    <style:style style:name="P444" style:parent-style-name="Normal" style:family="paragraph">
      <style:text-properties style:font-name="Arial" style:font-name-complex="Arial" fo:font-size="12pt" style:font-size-asian="12pt" style:font-size-complex="12pt"/>
    </style:style>
    <style:style style:name="P445"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46"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47"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48"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49" style:parent-style-name="NormalWeb" style:family="paragraph">
      <style:paragraph-properties fo:margin-bottom="0in" fo:background-color="#FFFFFF"/>
      <style:text-properties style:font-name="Arial" style:font-name-complex="Arial" fo:color="#222222" fo:font-size="13pt" style:font-size-asian="13pt" style:font-size-complex="13pt"/>
    </style:style>
    <style:style style:name="P450"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51"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name="P452" style:parent-style-name="NormalWeb" style:family="paragraph">
      <style:paragraph-properties fo:margin-bottom="0in" fo:background-color="#FFFFFF"/>
      <style:text-properties style:font-name="Arial" style:font-name-complex="Arial" fo:color="#222222" fo:font-size="13pt" style:font-size-asian="13pt" style:font-size-complex="13pt"/>
    </style:style>
    <style:style style:name="P453" style:parent-style-name="NormalWeb" style:family="paragraph">
      <style:paragraph-properties fo:margin-top="0in" fo:margin-bottom="0in" fo:background-color="#FFFFFF"/>
      <style:text-properties style:font-name="Arial" style:font-name-complex="Arial" fo:color="#222222" fo:font-size="13pt" style:font-size-asian="13pt" style:font-size-complex="13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cccccc"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cccccc"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0" draw:name="Text Box 7" text:anchor-type="paragraph" svg:x="0.49444in" svg:y="7.36319in" svg:width="6.33403in" svg:height="2.32014in" style:rel-width="scale" style:rel-height="scale"><draw:text-box><text:p text:style-name="P2">Group 2</text:p><text:p text:style-name="P3">Abishek timsina</text:p><text:p text:style-name="P4">Dipesh dhakal<text:s/></text:p><text:p text:style-name="P5">Sudip Thapaliya</text:p><text:p text:style-name="P6">Pratima kc</text:p><text:p text:style-name="P7">Luman Sharma</text:p><text:p text:style-name="P8"/><text:p text:style-name="P9"/></draw:text-box><svg:title/><svg:desc/></draw:frame></text:p>
      <text:p text:style-name="Normal"><draw:frame draw:z-index="251660288" draw:id="id1" draw:style-name="a1" draw:name="Text Box 6" text:anchor-type="paragraph" svg:x="0.49444in" svg:y="0.59097in" svg:width="2.58889in" svg:height="1.40417in" style:rel-width="scale" style:rel-height="scale"><draw:text-box><text:p text:style-name="P10">Project 1</text:p></draw:text-box><svg:title/><svg:desc/></draw:frame></text:p>
      <text:p text:style-name="Normal"><draw:frame draw:z-index="251661312" draw:id="id2" draw:style-name="a2" draw:name="Text Box 5" text:anchor-type="paragraph" svg:x="0.46389in" svg:y="6.55833in" svg:width="4.9in" svg:height="0.80417in" style:rel-width="scale" style:rel-height="scale"><draw:text-box><text:p text:style-name="P11"/></draw:text-box><svg:title/><svg:desc/></draw:frame></text:p>
      <text:p text:style-name="Normal"/>
      <text:p text:style-name="Normal"><draw:frame draw:z-index="251663360" draw:id="id3" draw:style-name="a3" draw:name="Text Box 3" text:anchor-type="paragraph" svg:x="0.49444in" svg:y="1.31806in" svg:width="2.925in" svg:height="0.31667in" style:rel-width="scale" style:rel-height="scale"><draw:text-box><text:p text:style-name="P12"/></draw:text-box><svg:title/><svg:desc/></draw:frame></text:p>
      <text:p text:style-name="Normal"><draw:frame draw:z-index="251664384" draw:id="id4" draw:style-name="a4" draw:name="Text Box 2" text:anchor-type="paragraph" svg:x="1.25139in" svg:y="9.06458in" svg:width="0.02014in" svg:height="0.6in" style:rel-width="scale" style:rel-height="scale"><draw:text-box><text:p text:style-name="P13"/></draw:text-box><svg:title/><svg:desc/></draw:frame></text:p>
      <text:p text:style-name="Normal"><draw:frame draw:z-index="251665408" draw:id="id5" draw:style-name="a5" draw:name="Text Box 1" text:anchor-type="paragraph" svg:x="2.18333in" svg:y="9.06458in" svg:width="0.02014in" svg:height="0.6in" style:rel-width="scale" style:rel-height="scale"><draw:text-box><text:p text:style-name="P14"/></draw:text-box><svg:title/><svg:desc/></draw:frame></text:p>
      <text:p text:style-name="Normal">­</text:p>
      <text:h text:style-name="Heading1" text:outline-level="1"/>
      <text:h text:style-name="Heading1" text:outline-level="1"/>
      <text:p text:style-name="Normal"/>
      <text:p text:style-name="Normal"/>
      <text:p text:style-name="Normal"/>
      <text:p text:style-name="Normal"/>
      <text:p text:style-name="Normal"/>
      <text:p text:style-name="Normal"/>
      <text:p text:style-name="Normal"/>
      <text:p text:style-name="Normal"><draw:frame draw:z-index="251662336" draw:id="id6" draw:style-name="a6" draw:name="Text Box 4" text:anchor-type="paragraph" svg:x="0.48958in" svg:y="0.01319in" svg:width="5.43056in" svg:height="1.07292in" style:rel-width="scale" style:rel-height="scale"><draw:text-box><text:p text:style-name="P15">Itech 3208</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39996219" office:target-frame-name="_top" xlink:show="replace"><text:span text:style-name="Hyperlink">Theme &amp; Wishlist</text:span><text:tab/>2</text:a></text:p>
          <text:p text:style-name="P17"><text:a xlink:href="#_Toc39996220" office:target-frame-name="_top" xlink:show="replace"><text:span text:style-name="Hyperlink">Incoming Product Backlog</text:span><text:tab/>2</text:a></text:p>
          <text:p text:style-name="P18"><text:a xlink:href="#_Toc39996221" office:target-frame-name="_top" xlink:show="replace"><text:span text:style-name="Hyperlink">Sprint Backlog</text:span><text:tab/>7</text:a></text:p>
          <text:p text:style-name="P19"><text:a xlink:href="#_Toc39996222" office:target-frame-name="_top" xlink:show="replace"><text:span text:style-name="Hyperlink">Review meeting</text:span><text:tab/>8</text:a></text:p>
          <text:p text:style-name="P20"><text:a xlink:href="#_Toc39996223" office:target-frame-name="_top" xlink:show="replace"><text:span text:style-name="Hyperlink">Retrospective meeting</text:span><text:tab/>8</text:a></text:p>
          <text:p text:style-name="P21"><text:a xlink:href="#_Toc39996224" office:target-frame-name="_top" xlink:show="replace"><text:span text:style-name="Hyperlink">Statements of contribution</text:span><text:tab/>8</text:a></text:p>
        </text:index-body>
      </text:table-of-content>
      <text:p text:style-name="Normal"/>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p text:style-name="Normal"/>
      <text:h text:style-name="Heading1" text:outline-level="1"/>
      <text:h text:style-name="Heading1" text:outline-level="1"/>
      <text:h text:style-name="Heading1" text:outline-level="1"><text:bookmark-start text:name="_Toc39996219"/>Theme &amp; Wishlist<text:bookmark-end text:name="_Toc39996219"/></text:h>
      <text:p text:style-name="P22">We are developing the website for the cleaning<text:s/>company according to the requirement of our client. The <text:s/>aims of the project is to develop a portal for registered &amp; existing customers to login, raise issues of concern and also monitor the reports of the daily work. The website also will list all the services undertaken by the company and used as a marketing tool for a prospective client. Through the website it would contain end to end process document as per customer perspective. Our project is to provide every function that our client needs. This website will provide every cleaning service required for the customer. The website should contain every cleaning area categorize such as house, hospital and so on. Website would explain every factor that you need to know about cleaning such the equipment, furniture and so on. Their will be every detail to contact the office or the supervisor. For the client there will be the brief description of the cleaning services ,explanation of the every product and every form they need to fill .And notification when client<text:s/>enter the detail to the staff or supervisor. In this website customer can post the cleaning picture also help to track every schedule that we need to follow. It will contain the every user like manager, staff, company supervisor and so on. This project include the website which contain brief description of the website, different cleaning product, contact detail where their will be client and staff login to make the website user friendly. The other <text:s/>aim is to design end-to-end process document from the customer perspective. We will also look forward to Implement a notification mechanism that sends email alerts and SMS notifications to supervisor, cleaners and customers. There will be Calculation of <text:s/>the time taken to complete each ad-hoc issue raised by the customer for reporting purpose.</text:p>
      <text:p text:style-name="P23">As this is our first sprint <text:s/>we will be doing creating a login page for this sprint. Our login page will contain the sign up for the new user and the existing customer can login through. This sprint will be focus on the user<text:s/>stories where it will be showing login ,sign up, categories where showing how we did it to fulfil the user needs.</text:p>
      <text:p text:style-name="P24"><text:s/>Theme: Create the login for the existing user as well as a registration form for the <text:s/>the new user where they can look for the product detail<text:s/>and the online booking.</text:p>
      <text:p text:style-name="P25">Wishlist: To create and test the required user database. To have a minimalistic functional GUI.</text:p>
      <text:p text:style-name="P26"/>
      <text:h text:style-name="Heading1" text:outline-level="1"><text:bookmark-start text:name="_Toc39996220"/>Incoming Product Backlog<text:bookmark-end text:name="_Toc39996220"/></text:h>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ID</text:p>
          </table:table-cell>
          <table:table-cell table:style-name="TableCell35">
            <text:p text:style-name="P36">Requirement</text:p>
          </table:table-cell>
          <table:table-cell table:style-name="TableCell37">
            <text:p text:style-name="P38">Condition of satisfaction</text:p>
          </table:table-cell>
          <table:table-cell table:style-name="TableCell39">
            <text:p text:style-name="P40">Priority</text:p>
          </table:table-cell>
        </table:table-row>
        <table:table-row table:style-name="TableRow41">
          <table:table-cell table:style-name="TableCell42">
            <text:p text:style-name="P43">US 1</text:p>
          </table:table-cell>
          <table:table-cell table:style-name="TableCell44">
            <text:p text:style-name="P45">As a public user I want the sign up by<text:s/>entering my personal data ,so that I can access the cleaning services.</text:p>
          </table:table-cell>
          <table:table-cell table:style-name="TableCell46">
            <text:p text:style-name="P47">HIGH</text:p>
          </table:table-cell>
          <table:table-cell table:style-name="TableCell48">
            <text:p text:style-name="P49">While login to the website there will be sign up option at the top corner of website.</text:p>
          </table:table-cell>
        </table:table-row>
        <table:table-row table:style-name="TableRow50">
          <table:table-cell table:style-name="TableCell51">
            <text:p text:style-name="P52">US 2</text:p>
          </table:table-cell>
          <table:table-cell table:style-name="TableCell53">
            <text:p text:style-name="P54">As a public user I was direct access to website for existing customer.</text:p>
          </table:table-cell>
          <table:table-cell table:style-name="TableCell55">
            <text:p text:style-name="P56">MEDIUM</text:p>
          </table:table-cell>
          <table:table-cell table:style-name="TableCell57">
            <text:p text:style-name="P58">While access website if you haven’t log out you will haven’t need to login again you would have direct access to website.</text:p>
          </table:table-cell>
        </table:table-row>
        <table:table-row table:style-name="TableRow59">
          <table:table-cell table:style-name="TableCell60">
            <text:p text:style-name="P61">US 3</text:p>
          </table:table-cell>
          <table:table-cell table:style-name="TableCell62">
            <text:p text:style-name="P63">As a public user I want to know <text:s/>the charges done by the company.</text:p>
          </table:table-cell>
          <table:table-cell table:style-name="TableCell64">
            <text:p text:style-name="P65">MEDIUM</text:p>
          </table:table-cell>
          <table:table-cell table:style-name="TableCell66">
            <text:p text:style-name="P67">While you are inside the web page at the bottom you can find the<text:s/>charges.</text:p>
          </table:table-cell>
        </table:table-row>
        <table:table-row table:style-name="TableRow68">
          <table:table-cell table:style-name="TableCell69">
            <text:p text:style-name="P70">US 4</text:p>
          </table:table-cell>
          <table:table-cell table:style-name="TableCell71">
            <text:p text:style-name="P72">AS public user I want the location of the company in my area as I enter the postcode.</text:p>
          </table:table-cell>
          <table:table-cell table:style-name="TableCell73">
            <text:p text:style-name="P74">HIGH</text:p>
          </table:table-cell>
          <table:table-cell table:style-name="TableCell75">
            <text:p text:style-name="P76">While you are login the website you should turn on the location so it will automatically show the cleaning services providing near your area.</text:p>
          </table:table-cell>
        </table:table-row>
        <table:table-row table:style-name="TableRow77">
          <table:table-cell table:style-name="TableCell78">
            <text:p text:style-name="P79">US 5</text:p>
          </table:table-cell>
          <table:table-cell table:style-name="TableCell80">
            <text:p text:style-name="P81">As a user I want to know about the company and its background.</text:p>
          </table:table-cell>
          <table:table-cell table:style-name="TableCell82">
            <text:p text:style-name="P83">MEDIUM</text:p>
          </table:table-cell>
          <table:table-cell table:style-name="TableCell84">
            <text:p text:style-name="P85">While login the website there is the option called about us you can click there and find about it.</text:p>
          </table:table-cell>
        </table:table-row>
        <table:table-row table:style-name="TableRow86">
          <table:table-cell table:style-name="TableCell87">
            <text:p text:style-name="P88">US 6</text:p>
          </table:table-cell>
          <table:table-cell table:style-name="TableCell89">
            <text:p text:style-name="P90">As a user I want to know the offer or update that is provided.</text:p>
          </table:table-cell>
          <table:table-cell table:style-name="TableCell91">
            <text:p text:style-name="P92">HIGH</text:p>
          </table:table-cell>
          <table:table-cell table:style-name="TableCell93">
            <text:p text:style-name="P94">While login there is the option called advertisement you can find it there.</text:p>
          </table:table-cell>
        </table:table-row>
        <table:table-row table:style-name="TableRow95">
          <table:table-cell table:style-name="TableCell96">
            <text:p text:style-name="P97">US 7</text:p>
          </table:table-cell>
          <table:table-cell table:style-name="TableCell98">
            <text:p text:style-name="P99">As a user, I want to see the list of products available in the store.</text:p>
          </table:table-cell>
          <table:table-cell table:style-name="TableCell100">
            <text:p text:style-name="P101">HIGH</text:p>
          </table:table-cell>
          <table:table-cell table:style-name="TableCell102">
            <text:p text:style-name="P103">When you login onto the website, there will the option “List of Product”. You can click there to find it.</text:p>
          </table:table-cell>
        </table:table-row>
        <table:table-row table:style-name="TableRow104">
          <table:table-cell table:style-name="TableCell105">
            <text:p text:style-name="P106">US 8</text:p>
          </table:table-cell>
          <table:table-cell table:style-name="TableCell107">
            <text:p text:style-name="P108">As a user, I want to know which products are available and which are not in the company at certain time.<text:s/></text:p>
          </table:table-cell>
          <table:table-cell table:style-name="TableCell109">
            <text:p text:style-name="P110">HIGH</text:p>
          </table:table-cell>
          <table:table-cell table:style-name="TableCell111">
            <text:p text:style-name="P112">When you login and find the list of products, there will be written “Available” for available items and “Not Available” for not available items.<text:s/></text:p>
          </table:table-cell>
        </table:table-row>
        <table:table-row table:style-name="TableRow113">
          <table:table-cell table:style-name="TableCell114">
            <text:p text:style-name="P115">US 9</text:p>
          </table:table-cell>
          <table:table-cell table:style-name="TableCell116">
            <text:p text:style-name="P117">As a user, I want to find out the trading hour of the company.</text:p>
          </table:table-cell>
          <table:table-cell table:style-name="TableCell118">
            <text:p text:style-name="P119">HIGH</text:p>
          </table:table-cell>
          <table:table-cell table:style-name="TableCell120">
            <text:p text:style-name="P121">When you access the website, you will see the option “Opening Hours” and you can find the trading hour by clicking there.<text:s/></text:p>
          </table:table-cell>
        </table:table-row>
        <table:table-row table:style-name="TableRow122">
          <table:table-cell table:style-name="TableCell123">
            <text:p text:style-name="P124">US 10</text:p>
          </table:table-cell>
          <table:table-cell table:style-name="TableCell125">
            <text:p text:style-name="P126">As a user, I want to find out the price of the<text:s/>cleaning items and also know the discount amount if it is available.<text:s/></text:p>
          </table:table-cell>
          <table:table-cell table:style-name="TableCell127">
            <text:p text:style-name="P128">MEDIUM</text:p>
          </table:table-cell>
          <table:table-cell table:style-name="TableCell129">
            <text:p text:style-name="P130">When you login to the system and go to the “List of product”, you will see the entire fixed price below the list of items. If there is any discount available. It will be given next to the fixed price .</text:p>
          </table:table-cell>
        </table:table-row>
        <table:table-row table:style-name="TableRow131">
          <table:table-cell table:style-name="TableCell132">
            <text:p text:style-name="P133">US 11</text:p>
          </table:table-cell>
          <table:table-cell table:style-name="TableCell134">
            <text:p text:style-name="P135">As user, I want to see or give feedback to the company after buying the things from the shop.</text:p>
          </table:table-cell>
          <table:table-cell table:style-name="TableCell136">
            <text:p text:style-name="P137">HIGH</text:p>
          </table:table-cell>
          <table:table-cell table:style-name="TableCell138">
            <text:p text:style-name="P139">When you login to the website, on the bottom, there will be a option called “Reviews”. You can click into that and read the<text:s/>previous feedback and write the review there in the box. <text:s/></text:p>
          </table:table-cell>
        </table:table-row>
        <table:table-row table:style-name="TableRow140">
          <table:table-cell table:style-name="TableCell141">
            <text:p text:style-name="P142">US12</text:p>
          </table:table-cell>
          <table:table-cell table:style-name="TableCell143">
            <text:p text:style-name="P144">As a user, I want to the background, contact detail and location of the company.<text:s/></text:p>
          </table:table-cell>
          <table:table-cell table:style-name="TableCell145">
            <text:p text:style-name="P146">MEDIUM</text:p>
          </table:table-cell>
          <table:table-cell table:style-name="TableCell147">
            <text:p text:style-name="P148">When you login to the website, you will see the option “Background” there, location and phone number will automatically be there at front. For more contact detail, you can click on “Contact Us” on the bottom right corner.<text:s/></text:p>
            <text:p text:style-name="P149"/>
            <text:p text:style-name="P150"/>
          </table:table-cell>
        </table:table-row>
        <table:table-row table:style-name="TableRow151">
          <table:table-cell table:style-name="TableCell152">
            <text:p text:style-name="P153">US 13</text:p>
          </table:table-cell>
          <table:table-cell table:style-name="TableCell154">
            <text:p text:style-name="P155">AS a user ,I want to show all the service specialists.</text:p>
          </table:table-cell>
          <table:table-cell table:style-name="TableCell156">
            <text:p text:style-name="P157">HIGH</text:p>
          </table:table-cell>
          <table:table-cell table:style-name="TableCell158">
            <text:p text:style-name="P159">When logged in all the services that are provided by the company is shown and a customer can easily select the services they want.</text:p>
          </table:table-cell>
        </table:table-row>
        <table:table-row table:style-name="TableRow160">
          <table:table-cell table:style-name="TableCell161">
            <text:p text:style-name="P162">US 14</text:p>
          </table:table-cell>
          <table:table-cell table:style-name="TableCell163">
            <text:p text:style-name="P164">As a user, I want to provide all the information to contact the company .</text:p>
          </table:table-cell>
          <table:table-cell table:style-name="TableCell165">
            <text:p text:style-name="P166">Medium</text:p>
          </table:table-cell>
          <table:table-cell table:style-name="TableCell167">
            <text:p text:style-name="P168">When logged in all the contact number and address can be seen easily.</text:p>
          </table:table-cell>
        </table:table-row>
        <table:table-row table:style-name="TableRow169">
          <table:table-cell table:style-name="TableCell170">
            <text:p text:style-name="P171">US 15</text:p>
          </table:table-cell>
          <table:table-cell table:style-name="TableCell172">
            <text:p text:style-name="P173">As a user ,I want to<text:s/>show all kind of specialized chemical and tool that are used.</text:p>
          </table:table-cell>
          <table:table-cell table:style-name="TableCell174">
            <text:p text:style-name="P175">High</text:p>
          </table:table-cell>
          <table:table-cell table:style-name="TableCell176">
            <text:p text:style-name="P177">When logged in all the tools and chemicals images are displayed.</text:p>
          </table:table-cell>
        </table:table-row>
        <table:table-row table:style-name="TableRow178">
          <table:table-cell table:style-name="TableCell179">
            <text:p text:style-name="P180">US 16</text:p>
          </table:table-cell>
          <table:table-cell table:style-name="TableCell181">
            <text:p text:style-name="P182">As a user, I want <text:s/>customer to see brochure if more information they want.</text:p>
          </table:table-cell>
          <table:table-cell table:style-name="TableCell183">
            <text:p text:style-name="P184">Low</text:p>
          </table:table-cell>
          <table:table-cell table:style-name="TableCell185">
            <text:p text:style-name="P186">When logged in there will be a brochure file to download if more detail information require</text:p>
          </table:table-cell>
        </table:table-row>
        <table:table-row table:style-name="TableRow187">
          <table:table-cell table:style-name="TableCell188">
            <text:p text:style-name="P189">US 17<text:s/></text:p>
          </table:table-cell>
          <table:table-cell table:style-name="TableCell190">
            <text:p text:style-name="P191">As a user <text:s/>,I want a <text:s/>place where customer as drop their reviews.</text:p>
          </table:table-cell>
          <table:table-cell table:style-name="TableCell192">
            <text:p text:style-name="P193">High</text:p>
          </table:table-cell>
          <table:table-cell table:style-name="TableCell194">
            <text:p text:style-name="P195">When logged in at the end we can see some review from the customers.</text:p>
          </table:table-cell>
        </table:table-row>
        <table:table-row table:style-name="TableRow196">
          <table:table-cell table:style-name="TableCell197">
            <text:p text:style-name="P198">US 18</text:p>
          </table:table-cell>
          <table:table-cell table:style-name="TableCell199">
            <text:p text:style-name="P200">As a user ,I want a search bar .</text:p>
          </table:table-cell>
          <table:table-cell table:style-name="TableCell201">
            <text:p text:style-name="P202">High<text:s/></text:p>
          </table:table-cell>
          <table:table-cell table:style-name="TableCell203">
            <text:p text:style-name="P204">When<text:s/>logged in there will be a search bar at the top corner which will help the customer to find what they are looking for.</text:p>
          </table:table-cell>
        </table:table-row>
        <table:table-row table:style-name="TableRow205">
          <table:table-cell table:style-name="TableCell206">
            <text:p text:style-name="P207">US 19</text:p>
          </table:table-cell>
          <table:table-cell table:style-name="TableCell208">
            <text:p text:style-name="P209">As a user , I want the work to be systematic.</text:p>
          </table:table-cell>
          <table:table-cell table:style-name="TableCell210">
            <text:p text:style-name="P211">LOW</text:p>
          </table:table-cell>
          <table:table-cell table:style-name="TableCell212">
            <text:p text:style-name="P213">When log in there will be detail what time you log on and log off.</text:p>
          </table:table-cell>
        </table:table-row>
        <table:table-row table:style-name="TableRow214">
          <table:table-cell table:style-name="TableCell215">
            <text:p text:style-name="P216">US 20</text:p>
          </table:table-cell>
          <table:table-cell table:style-name="TableCell217">
            <text:p text:style-name="P218">As a<text:s/>user, I want online payment.</text:p>
          </table:table-cell>
          <table:table-cell table:style-name="TableCell219">
            <text:p text:style-name="P220">High</text:p>
          </table:table-cell>
          <table:table-cell table:style-name="TableCell221">
            <text:p text:style-name="P222">When log on there will be option called payment where you can go and look for it.</text:p>
          </table:table-cell>
        </table:table-row>
        <table:table-row table:style-name="TableRow223">
          <table:table-cell table:style-name="TableCell224">
            <text:p text:style-name="P225">US 21</text:p>
          </table:table-cell>
          <table:table-cell table:style-name="TableCell226">
            <text:p text:style-name="P227">As a user, I want to see all the services available in the site.</text:p>
          </table:table-cell>
          <table:table-cell table:style-name="TableCell228">
            <text:p text:style-name="P229"/>
            <text:p text:style-name="P230">HIGH<text:s/></text:p>
          </table:table-cell>
          <table:table-cell table:style-name="TableCell231">
            <text:p text:style-name="P232">When log in to the website there will be option called<text:s/>services.</text:p>
          </table:table-cell>
        </table:table-row>
        <table:table-row table:style-name="TableRow233">
          <table:table-cell table:style-name="TableCell234">
            <text:p text:style-name="P235">US 22</text:p>
          </table:table-cell>
          <table:table-cell table:style-name="TableCell236">
            <text:p text:style-name="P237">As a user , I want the website to be simple so it will be easy for everyone.</text:p>
          </table:table-cell>
          <table:table-cell table:style-name="TableCell238">
            <text:p text:style-name="P239">HIGH</text:p>
          </table:table-cell>
          <table:table-cell table:style-name="TableCell240">
            <text:p text:style-name="P241">The website will be designed in a simple way which make easy to use.</text:p>
          </table:table-cell>
        </table:table-row>
        <table:table-row table:style-name="TableRow242">
          <table:table-cell table:style-name="TableCell243">
            <text:p text:style-name="P244">US 23</text:p>
          </table:table-cell>
          <table:table-cell table:style-name="TableCell245">
            <text:p text:style-name="P246">As a user, I want company to keep detail of their staff members.</text:p>
          </table:table-cell>
          <table:table-cell table:style-name="TableCell247">
            <text:p text:style-name="P248">MEDIUM</text:p>
          </table:table-cell>
          <table:table-cell table:style-name="TableCell249">
            <text:p text:style-name="P250">When you<text:s/>logged in there will be the option called roster you can check their.</text:p>
          </table:table-cell>
        </table:table-row>
        <table:table-row table:style-name="TableRow251">
          <table:table-cell table:style-name="TableCell252">
            <text:p text:style-name="P253">US 24</text:p>
          </table:table-cell>
          <table:table-cell table:style-name="TableCell254">
            <text:p text:style-name="P255">As a user, I Want the see the availability of each worker group.</text:p>
          </table:table-cell>
          <table:table-cell table:style-name="TableCell256">
            <text:p text:style-name="P257">MEDIUM</text:p>
          </table:table-cell>
          <table:table-cell table:style-name="TableCell258">
            <text:p text:style-name="P259">When you logged in you can check inside the roster and it will should availability .</text:p>
          </table:table-cell>
        </table:table-row>
        <table:table-row table:style-name="TableRow260">
          <table:table-cell table:style-name="TableCell261">
            <text:p text:style-name="P262">US 25</text:p>
          </table:table-cell>
          <table:table-cell table:style-name="TableCell263">
            <text:p text:style-name="P264">As a user, I<text:s/>want to know the about the product used by company whether they are suitable for children or not and harmful for or health</text:p>
          </table:table-cell>
          <table:table-cell table:style-name="TableCell265">
            <text:p text:style-name="P266">MEDIUM</text:p>
          </table:table-cell>
          <table:table-cell table:style-name="TableCell267">
            <text:p text:style-name="P268">When you login to company website, you can find all these information under products details.</text:p>
          </table:table-cell>
        </table:table-row>
        <table:table-row table:style-name="TableRow269">
          <table:table-cell table:style-name="TableCell270">
            <text:p text:style-name="P271">US 26</text:p>
          </table:table-cell>
          <table:table-cell table:style-name="TableCell272">
            <text:p text:style-name="P273">As a user, I want to know<text:s/>the services provided by company</text:p>
          </table:table-cell>
          <table:table-cell table:style-name="TableCell274">
            <text:p text:style-name="P275">MEDIUM</text:p>
          </table:table-cell>
          <table:table-cell table:style-name="TableCell276">
            <text:p text:style-name="P277">After you login, you find services on top right under your account.</text:p>
          </table:table-cell>
        </table:table-row>
        <table:table-row table:style-name="TableRow278">
          <table:table-cell table:style-name="TableCell279">
            <text:p text:style-name="P280">US 27</text:p>
          </table:table-cell>
          <table:table-cell table:style-name="TableCell281">
            <text:p text:style-name="P282"/>
            <text:p text:style-name="P283">As a user, I want to know the availability of employee on needed time.</text:p>
          </table:table-cell>
          <table:table-cell table:style-name="TableCell284">
            <text:p text:style-name="P285">MEDIUM</text:p>
          </table:table-cell>
          <table:table-cell table:style-name="TableCell286">
            <text:p text:style-name="P287">After you login, you can see employee online on home page and<text:s/>you can contact to those on line.</text:p>
          </table:table-cell>
        </table:table-row>
        <table:table-row table:style-name="TableRow288">
          <table:table-cell table:style-name="TableCell289">
            <text:p text:style-name="P290">US 28</text:p>
          </table:table-cell>
          <table:table-cell table:style-name="TableCell291">
            <text:p text:style-name="P292">As a user, I want to know how reliable service the company provides.</text:p>
          </table:table-cell>
          <table:table-cell table:style-name="TableCell293">
            <text:p text:style-name="P294">MEDIUM</text:p>
          </table:table-cell>
          <table:table-cell table:style-name="TableCell295">
            <text:p text:style-name="P296"/>
            <text:p text:style-name="P297">Before you login, you can go to review of company homepage at top down.</text:p>
          </table:table-cell>
        </table:table-row>
        <table:table-row table:style-name="TableRow298">
          <table:table-cell table:style-name="TableCell299">
            <text:p text:style-name="P300">US 29</text:p>
          </table:table-cell>
          <table:table-cell table:style-name="TableCell301">
            <text:p text:style-name="P302"/>
            <text:p text:style-name="P303">As a user, I want to know if company provide<text:s/>regular home service to older ,needy people or not.</text:p>
          </table:table-cell>
          <table:table-cell table:style-name="TableCell304">
            <text:p text:style-name="P305">MEDIUM</text:p>
          </table:table-cell>
          <table:table-cell table:style-name="TableCell306">
            <text:p text:style-name="P307"/>
            <text:p text:style-name="P308">After you login, you can see menu on homepage on left corner and go to services and check the regular option.</text:p>
            <text:p text:style-name="P309"/>
            <text:p text:style-name="P310"/>
          </table:table-cell>
        </table:table-row>
        <table:table-row table:style-name="TableRow311">
          <table:table-cell table:style-name="TableCell312">
            <text:p text:style-name="P313">US 30</text:p>
          </table:table-cell>
          <table:table-cell table:style-name="TableCell314">
            <text:p text:style-name="P315"/>
            <text:p text:style-name="P316">As a user, I want to know time taken by cleaners after finishing job.</text:p>
          </table:table-cell>
          <table:table-cell table:style-name="TableCell317">
            <text:p text:style-name="P318">MEDIUM</text:p>
          </table:table-cell>
          <table:table-cell table:style-name="TableCell319">
            <text:p text:style-name="P320"/>
            <text:p text:style-name="P321">After you login, you can see this on clearness profile on cleaner icon.</text:p>
          </table:table-cell>
        </table:table-row>
        <table:table-row table:style-name="TableRow322">
          <table:table-cell table:style-name="TableCell323">
            <text:p text:style-name="P324">US 31</text:p>
          </table:table-cell>
          <table:table-cell table:style-name="TableCell325">
            <text:p text:style-name="P326">As a user, I want to create</text:p>
            <text:p text:style-name="P327">a login where can do book online <text:s/></text:p>
          </table:table-cell>
          <table:table-cell table:style-name="TableCell328">
            <text:p text:style-name="P329">HIGH</text:p>
          </table:table-cell>
          <table:table-cell table:style-name="TableCell330">
            <text:p text:style-name="P331">Login link exists on homepage</text:p>
          </table:table-cell>
        </table:table-row>
      </table:table>
      <text:p text:style-name="P332"/>
      <text:p text:style-name="P333"/>
      <text:h text:style-name="Heading1" text:outline-level="1"><text:bookmark-start text:name="_Toc39996221"/>Sprint Backlog<text:bookmark-end text:name="_Toc39996221"/></text:h>
      <table:table table:style-name="Table334">
        <table:table-columns>
          <table:table-column table:style-name="TableColumn335"/>
          <table:table-column table:style-name="TableColumn336"/>
          <table:table-column table:style-name="TableColumn337"/>
        </table:table-columns>
        <table:table-row table:style-name="TableRow338">
          <table:table-cell table:style-name="TableCell339">
            <text:p text:style-name="P340">Requirement<text:s/></text:p>
          </table:table-cell>
          <table:table-cell table:style-name="TableCell341">
            <text:p text:style-name="P342">Condition of satisfaction</text:p>
          </table:table-cell>
          <table:table-cell table:style-name="TableCell343">
            <text:p text:style-name="P344">Task &amp;<text:s/>Estimation</text:p>
          </table:table-cell>
        </table:table-row>
        <table:table-row table:style-name="TableRow345">
          <table:table-cell table:style-name="TableCell346">
            <text:p text:style-name="P347">US1 As a public user I want the sign up by entering my personal data ,so that I can access the cleaning services.</text:p>
          </table:table-cell>
          <table:table-cell table:style-name="TableCell348">
            <text:p text:style-name="P349">While login to the website there will be sign up option at the top corner of website. Where user can sign up using <text:s/>phone<text:s/>number where they can create there own username/password.</text:p>
          </table:table-cell>
          <table:table-cell table:style-name="TableCell350">
            <text:p text:style-name="P351">The web based form should</text:p>
            <text:p text:style-name="P352">be present in the web page for the user to enter their personal information (sudip 1 day)</text:p>
            <text:p text:style-name="P353"><text:s/></text:p>
            <text:p text:style-name="P354">The user should be able to</text:p>
            <text:p text:style-name="P355">submit the form online, which should create details in the database(Dipesh 1 day)<text:s/></text:p>
            <text:p text:style-name="P356"/>
            <text:p text:style-name="P357"><text:s/></text:p>
            <text:p text:style-name="P358"/>
          </table:table-cell>
        </table:table-row>
        <table:table-row table:style-name="TableRow359">
          <table:table-cell table:style-name="TableCell360">
            <text:p text:style-name="P361">US 31 As a user, I want to create</text:p>
            <text:p text:style-name="P362">a login where can do book online <text:s/></text:p>
          </table:table-cell>
          <table:table-cell table:style-name="TableCell363">
            <text:p text:style-name="P364">Login list will be at the home page. For existing user you can login directing for new user you need to sign up. There will be option called book online<text:s/>where it is possible to <text:s/>book online.</text:p>
          </table:table-cell>
          <table:table-cell table:style-name="TableCell365">
            <text:p text:style-name="P366"><text:bookmark-start text:name="_Hlk39994734"/>Create user table in the</text:p>
            <text:p text:style-name="P367">database with the necessary</text:p>
            <text:p text:style-name="P368">meta data<text:s/><text:bookmark-end text:name="_Hlk39994734"/>(Abishek 1day)</text:p>
            <text:p text:style-name="P369"/>
            <text:p text:style-name="P370">Create web page to show the successful creation of the login(Laman 1 day)</text:p>
            <text:p text:style-name="P371"/>
            <text:p text:style-name="P372"><text:s/>Creating online booking form where one can enter their<text:s/>detail <text:s/>(Pratima 1 day)</text:p>
          </table:table-cell>
        </table:table-row>
        <table:table-row table:style-name="TableRow373">
          <table:table-cell table:style-name="TableCell374">
            <text:p text:style-name="P375">US 2 As a public user I was direct access to website for existing customer</text:p>
          </table:table-cell>
          <table:table-cell table:style-name="TableCell376">
            <text:p text:style-name="P377">Don’t sign out your account as you don’t have to login again to access the website.</text:p>
          </table:table-cell>
          <table:table-cell table:style-name="TableCell378">
            <text:p text:style-name="P379"><text:bookmark-start text:name="_Hlk39994529"/>Creating login <text:s/>table int the data base.<text:bookmark-end text:name="_Hlk39994529"/>(Abishek1 day)</text:p>
            <text:p text:style-name="P380"/>
            <text:p text:style-name="P381">Creating web page to where there is save option creating that table .(abishek 1 day)</text:p>
            <text:p text:style-name="P382"/>
            <text:p text:style-name="P383"/>
          </table:table-cell>
        </table:table-row>
        <table:table-row table:style-name="TableRow384">
          <table:table-cell table:style-name="TableCell385">
            <text:p text:style-name="P386">US 18 As a user ,I want a search bar .</text:p>
          </table:table-cell>
          <table:table-cell table:style-name="TableCell387">
            <text:p text:style-name="P388">There is search bar at the top corner of the home page.</text:p>
          </table:table-cell>
          <table:table-cell table:style-name="TableCell389">
            <text:p text:style-name="P390">Creating the search</text:p>
            <text:p text:style-name="P391">bar table in the database (Pratima ) 1 day</text:p>
            <text:p text:style-name="P392">Creating search bar in<text:s/>webpage as well (Pratima 1 day)</text:p>
          </table:table-cell>
        </table:table-row>
        <table:table-row table:style-name="TableRow393">
          <table:table-cell table:style-name="TableCell394">
            <text:p text:style-name="P395">US 22 As a user , I want the website to be simple so it will be easy for everyone.</text:p>
          </table:table-cell>
          <table:table-cell table:style-name="TableCell396">
            <text:p text:style-name="P397">IT is simple and easy <text:s/>as you can easily login sign up and search for the other things.</text:p>
            <text:p text:style-name="P398"/>
          </table:table-cell>
          <table:table-cell table:style-name="TableCell399">
            <text:p text:style-name="P400">The website simple is easy to understand</text:p>
          </table:table-cell>
        </table:table-row>
        <table:table-row table:style-name="TableRow401">
          <table:table-cell table:style-name="TableCell402">
            <text:p text:style-name="P403">US 2<text:tab/>As a<text:s/>public user I was direct access to website for existing customer.<text:tab/></text:p>
          </table:table-cell>
          <table:table-cell table:style-name="TableCell404">
            <text:p text:style-name="P405">While access website if you haven’t log out you will haven’t need to login again you would have direct access to website.</text:p>
          </table:table-cell>
          <table:table-cell table:style-name="TableCell406">
            <text:p text:style-name="P407">The user should be able to</text:p>
            <text:p text:style-name="P408">submit the form online, which should create details in the database(Dipesh 1 day)</text:p>
            <text:p text:style-name="P409"><text:bookmark-start text:name="_Hlk39995853"/>The user can save the detail where save option will be create in the database.<text:bookmark-end text:name="_Hlk39995853"/>(Abishek 1 day)</text:p>
            <text:p text:style-name="P410"/>
          </table:table-cell>
        </table:table-row>
      </table:table>
      <text:p text:style-name="P411"/>
      <text:p text:style-name="P412"/>
      <text:p text:style-name="P413"/>
      <text:p text:style-name="P414"/>
      <text:p text:style-name="P415"/>
      <text:p text:style-name="P416"/>
      <text:p text:style-name="P417"/>
      <text:p text:style-name="P418"/>
      <text:h text:style-name="Heading1" text:outline-level="1"><text:bookmark-start text:name="_Toc39996222"/>Review meeting<text:bookmark-end text:name="_Toc39996222"/></text:h>
      <text:p text:style-name="P419">This meeting is where the work that has been implemented is reviewed by the client<text:s/>and/or other stakeholders. It is critically important that the stakeholders and the team share the same idea of what it means to be “done” here. Is it done, ready to ship and completely ready, or is it at a prototype stage and will continue to receive updates. This “definition of done” is something that needs to be established by the team and communicated clearly to the client.</text:p>
      <text:p text:style-name="P420">Sprint 1 - Create registered user capable of creating shopping cart for adding the selected items</text:p>
      <text:p text:style-name="P421">Date and time: 09/05/2020, 3:30 pm – 3:30pm</text:p>
      <text:p text:style-name="P422">Venue: Skype conversation / Facebook Messenger conversation</text:p>
      <text:p text:style-name="P423">Attendees: Sudip, Abhisake , Dipesh <text:s text:c="16"/>Apologies: Luxman</text:p>
      <text:p text:style-name="P424">Minutes taken by: Pratima<text:s/></text:p>
      <text:p text:style-name="P425">Agenda item 1: Demonstration feedback:</text:p>
      <text:p text:style-name="P426">One of the clients suggested having problem with<text:s/>the login if they forgot ay of there login details. Other clients agree too.<text:s/></text:p>
      <text:p text:style-name="P427">Our member shows the demo for login and the clients were satisfied with that.<text:s/></text:p>
      <text:p text:style-name="P428">Agenda item 2: Theme of next sprint</text:p>
      <text:p text:style-name="P429">One of the clients suggested about the product<text:s/>available in website are unable to see from the internet. The options given to see the price does not open some time.<text:s/></text:p>
      <text:p text:style-name="P430">Sudip Suggested that while having changes in the detail, that problem may arise some time only. We will shortly work on that too.</text:p>
      <text:p text:style-name="P431">Clients<text:s/>were happy with that decision.<text:s/></text:p>
      <text:p text:style-name="P432"/>
      <text:p text:style-name="P433">Agenda item 3: Next review meeting</text:p>
      <text:p text:style-name="P434">Scheduled for 15/05/2020 at 3:30 pm</text:p>
      <text:h text:style-name="Heading1" text:outline-level="1"><text:bookmark-start text:name="_Toc39996223"/>Retrospective meeting<text:bookmark-end text:name="_Toc39996223"/></text:h>
      <text:p text:style-name="Normal">Date and time: 06/05/2020</text:p>
      <text:p text:style-name="Normal">Venue: Messenger video and messages / zoom break out room meeting</text:p>
      <text:p text:style-name="Normal">Attendees: Abhishek, Dipesh and Sudip<text:s/><text:tab/>Apologies: Laxman</text:p>
      <text:p text:style-name="Normal">Minutes taken by: Pratima KC</text:p>
      <text:p text:style-name="Normal"/>
      <text:p text:style-name="Normal">Item 1: What went well?</text:p>
      <text:p text:style-name="Normal">•<text:tab/>All the ideas were collected from all the team members about how to start the project.</text:p>
      <text:p text:style-name="Normal">•<text:tab/>All the tasks were divided equally among the group members.</text:p>
      <text:p text:style-name="Normal">•<text:tab/>All the members have contributed equally and completed all the task on time.</text:p>
      <text:p text:style-name="Normal"/>
      <text:p text:style-name="Normal">Item 2: what could be improved?</text:p>
      <text:p text:style-name="Normal">•<text:tab/>All the task must be given some due dates so that it can be completed on time.</text:p>
      <text:p text:style-name="Normal">•<text:tab/>All the members should provide the update on their work with other members and get their review.</text:p>
      <text:p text:style-name="Normal"/>
      <text:p text:style-name="Normal">Item 3: what can we do?</text:p>
      <text:p text:style-name="Normal">•<text:tab/>All the task that is to be done needed to be briefly discussed among the members.</text:p>
      <text:p text:style-name="Normal">•<text:tab/>After the documentation needs to be reviewed and should try to meet all the expectation.</text:p>
      <text:p text:style-name="Normal"/>
      <text:p text:style-name="Normal"/>
      <text:p text:style-name="Normal">Item 4: what is not in control?</text:p>
      <text:p text:style-name="Normal">•<text:tab/>All the<text:s/>team members cannot be available at the same time for the meeting which may cause delay the work.</text:p>
      <text:p text:style-name="Normal">•<text:tab/>Regular meetings may not be conducted.</text:p>
      <text:p text:style-name="Normal">•<text:tab/>There could be problem with the internet.</text:p>
      <text:p text:style-name="Normal"/>
      <text:h text:style-name="Heading1" text:outline-level="1"><text:bookmark-start text:name="_Toc39996224"/>Statements of contribution<text:bookmark-end text:name="_Toc39996224"/></text:h>
      <text:p text:style-name="P435">Abishek Timsina(30375117)</text:p>
      <text:p text:style-name="Normal"><text:span text:style-name="T436">In this sprint I ha</text:span><text:span text:style-name="T437">ve done creating the database for login page where the user data are store as they will be able to login to be web page without entering the detail again. I have create a login table in the database.</text:span><text:s/>I will be<text:s/><text:span text:style-name="T438">creating user table in the database with the n</text:span><text:span text:style-name="T439">ecessary meta data.</text:span><text:s/><text:span text:style-name="T440">The user can save the detail where save option will be create in the database.</text:span></text:p>
      <text:p text:style-name="P441"/>
      <text:p text:style-name="P442">Laxman sharma (30375119)</text:p>
      <text:p text:style-name="P443">In this sprint, I have done incoming product backlog where the User play the significant role with the requirement conditions of the satisfaction following their priority respective to their fields or condition.</text:p>
      <text:p text:style-name="P444"/>
      <text:p text:style-name="P445">Dipesh Dhakal (30374059) </text:p>
      <text:p text:style-name="P446"/>
      <text:p text:style-name="P447">In this sprint, i have done the review meeting. Here in this process, a meeting is fixed at a certain date, time and venue. In this meeting, the implemented work has been discussed by the clients and the stakeholders. Feedback is demonstrated and also discussed about the next theme sprint. After discussing in agendas, next meeting is scheduled accordingly. </text:p>
      <text:p text:style-name="P448"/>
      <text:p text:style-name="P449">Pratima Kc</text:p>
      <text:p text:style-name="P450">To prepare this report I have prepared the retrospective meeting. In this meeting I have explained briefly how the project went, what could be improved, what we can do and what was not in control. The minutes was also taken by me. I also have contributed in editing the project.</text:p>
      <text:p text:style-name="P451"/>
      <text:p text:style-name="P452">Sudip Thapaliya<text:s/>(30374316)</text:p>
      <text:p text:style-name="P453">In this sprint, I help my group member for editing and gave some idea about context. I gather all the document of every member and combine in one assign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Medium" svg:font-family="Poppins Medium" style:font-family-generic="system" style:font-pitch="variable"/>
    <style:font-face style:name="Devil Breeze medium" svg:font-family="Devil Breeze medium" style:font-family-generic="roman"/>
    <style:font-face style:name="Poppins Light" svg:font-family="Poppins Light" style:font-family-generic="system" style:font-pitch="variable"/>
    <style:font-face style:name="Devil Breeze bold" svg:font-family="Devil Breeze bold" style:font-family-generic="roman"/>
    <style:font-face style:name="Poppins bold" svg:font-family="Poppins bold"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F5496"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3864"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3864" fo:hyphenate="tru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true"/>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fo:color="#4472C4"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ishek timsina</meta:initial-creator>
    <dc:creator>abishek timsina</dc:creator>
    <meta:creation-date>2020-05-10T07:28:00Z</meta:creation-date>
    <dc:date>2020-05-10T11:02:00Z</dc:date>
    <meta:template xlink:href="Normal" xlink:type="simple"/>
    <meta:editing-cycles>7</meta:editing-cycles>
    <meta:editing-duration>PT780S</meta:editing-duration>
    <meta:document-statistic meta:page-count="1" meta:paragraph-count="30" meta:word-count="2259" meta:character-count="15109" meta:row-count="107" meta:non-whitespace-character-count="12880"/>
  </office:meta>
</office:document-meta>
</file>